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53b5" officeooo:paragraph-rsid="001153b5"/>
    </style:style>
    <style:style style:name="P2" style:family="paragraph" style:parent-style-name="Standard">
      <style:text-properties officeooo:rsid="0012defc" officeooo:paragraph-rsid="0012defc"/>
    </style:style>
    <style:style style:name="P3" style:family="paragraph" style:parent-style-name="Standard">
      <style:text-properties officeooo:rsid="00135085" officeooo:paragraph-rsid="00135085"/>
    </style:style>
    <style:style style:name="P4" style:family="paragraph" style:parent-style-name="Standard">
      <style:text-properties officeooo:paragraph-rsid="001911cd"/>
    </style:style>
    <style:style style:name="P5" style:family="paragraph" style:parent-style-name="Standard">
      <style:text-properties officeooo:rsid="001a9d5b" officeooo:paragraph-rsid="001a9d5b"/>
    </style:style>
    <style:style style:name="P6" style:family="paragraph" style:parent-style-name="Standard">
      <style:text-properties officeooo:rsid="001b768e" officeooo:paragraph-rsid="001b768e"/>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ust her. Respect that she can handle hearing about what is going on with you. What you are thinking, what you are trying to do, what is on your plate and what troubles you. TELL HER HOW YOU FEEL.</text:p>
      <text:p text:style-name="P1"/>
      <text:p text:style-name="P1">Needs something to do. Anything, cos she gets overwhelmed, even if it's obvious. Sometimes lay it out to help her get unstuck. She's being direct: just take her at face value.</text:p>
      <text:p text:style-name="P1"/>
      <text:p text:style-name="P2">You can ASK. If you're confused, just ask. “do you need ideas? Do you need the next step?”</text:p>
      <text:p text:style-name="P2">Any prompting is good.</text:p>
      <text:p text:style-name="P2"/>
      <text:p text:style-name="P3">If you run out of ideas, ask what she's tried.</text:p>
      <text:p text:style-name="P3"/>
      <text:p text:style-name="Standard">anything beyond "I'm doing a thing" with nothing else would help </text:p>
      <text:p text:style-name="Standard"/>
      <text:p text:style-name="Standard">why can't you just tell me that "hey you should try to eat so you can feel better then we can do this fun thing together" or something </text:p>
      <text:p text:style-name="Standard"/>
      <text:p text:style-name="Standard"/>
      <text:section text:style-name="Sect1" text:name=":9gz.ma">
        <text:section text:style-name="Sect2" text:name=":9gz.co">
          <text:p text:style-name="P4">if you say you're giving something up I need to know what you're doing instead and that it doesn't mean you're giving up on fixing whatever the problem is</text:p>
          <text:p text:style-name="P4">write it down...</text:p>
        </text:section>
      </text:section>
      <text:p text:style-name="Standard"/>
      <text:p text:style-name="P5">I need to be reminded that you want to actually hear me...</text:p>
      <text:p text:style-name="P5">telling me it's ok when I don't feel ok is like... </text:p>
      <text:p text:style-name="P5">it makes me feel like the problem</text:p>
      <text:p text:style-name="P5">and like I should deal with it and just stop</text:p>
      <text:p text:style-name="P5">like if you said it and made it more clear what you meant it would probably be ok? I don't know</text:p>
      <text:p text:style-name="P5"/>
      <text:p text:style-name="P6">On skincare routine being soothing and grounding:</text:p>
      <text:p text:style-name="P6">mhm</text:p>
      <text:p text:style-name="P6">that's the idea</text:p>
      <text:p text:style-name="P6">it makes me more aware of my face too if that makes sense</text:p>
      <text:p text:style-name="P6">because I pick without thinking</text:p>
      <text:p text:style-name="P6">but if I keep up with my skincare routine and stuff I wont as much</text:p>
      <text:p text:style-name="P6">same with doing my makeup and taking care of my nails</text:p>
      <text:p text:style-name="P6">even when I'm kinda zoned out I have to focus on stuff a little bit</text:p>
      <text:p text:style-name="P6">and it seems to help</text:p>
      <text:p text:style-name="P6">and now I've added in stuff for taking care of my hair too</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eron Gayford</meta:initial-creator>
    <meta:creation-date>2015-08-27T01:16:58.333000000</meta:creation-date>
    <dc:date>2015-09-01T22:52:29.588000000</dc:date>
    <dc:creator>Cameron Gayford</dc:creator>
    <meta:editing-duration>P2DT18H21M48S</meta:editing-duration>
    <meta:editing-cycles>6</meta:editing-cycles>
    <meta:generator>LibreOffice/4.3.1.2$Windows_x86 LibreOffice_project/958349dc3b25111dbca392fbc281a05559ef6848</meta:generator>
    <meta:document-statistic meta:table-count="0" meta:image-count="0" meta:object-count="0" meta:page-count="1" meta:paragraph-count="24" meta:word-count="322" meta:character-count="1600" meta:non-whitespace-character-count="1299"/>
  </office:meta>
</office:document-meta>
</file>